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51731801" calcext:value-type="float">
            <text:p>1,51731801</text:p>
          </table:table-cell>
          <table:table-cell office:value-type="float" office:value="0.4802910089" calcext:value-type="float">
            <text:p>0,4802910089</text:p>
          </table:table-cell>
          <table:table-cell office:value-type="float" office:value="0.008283674717" calcext:value-type="float">
            <text:p>0,0082836747</text:p>
          </table:table-cell>
          <table:table-cell office:value-type="float" office:value="0.0009495121194" calcext:value-type="float">
            <text:p>0,00094951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65" calcext:value-type="float">
            <text:p>16265</text:p>
          </table:table-cell>
          <table:table-cell office:value-type="float" office:value="1.48500514" calcext:value-type="float">
            <text:p>1,48500514</text:p>
          </table:table-cell>
          <table:table-cell office:value-type="float" office:value="0.4794830084" calcext:value-type="float">
            <text:p>0,4794830084</text:p>
          </table:table-cell>
          <table:table-cell office:value-type="float" office:value="0.002794892993" calcext:value-type="float">
            <text:p>0,002794893</text:p>
          </table:table-cell>
          <table:table-cell office:value-type="float" office:value="0.0002223210322" calcext:value-type="float">
            <text:p>0,00022232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615" calcext:value-type="float">
            <text:p>16615</text:p>
          </table:table-cell>
          <table:table-cell office:value-type="float" office:value="1.350576401" calcext:value-type="float">
            <text:p>1,350576401</text:p>
          </table:table-cell>
          <table:table-cell office:value-type="float" office:value="0.5321933031" calcext:value-type="float">
            <text:p>0,5321933031</text:p>
          </table:table-cell>
          <table:table-cell office:value-type="float" office:value="0.002020264743" calcext:value-type="float">
            <text:p>0,0020202647</text:p>
          </table:table-cell>
          <table:table-cell office:value-type="float" office:value="0.0001864859805" calcext:value-type="float">
            <text:p>0,0001864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832" calcext:value-type="float">
            <text:p>16832</text:p>
          </table:table-cell>
          <table:table-cell office:value-type="float" office:value="1.592171669" calcext:value-type="float">
            <text:p>1,592171669</text:p>
          </table:table-cell>
          <table:table-cell office:value-type="float" office:value="0.4047579765" calcext:value-type="float">
            <text:p>0,4047579765</text:p>
          </table:table-cell>
          <table:table-cell office:value-type="float" office:value="0.001656644978" calcext:value-type="float">
            <text:p>0,001656645</text:p>
          </table:table-cell>
          <table:table-cell office:value-type="float" office:value="0.0001227144385" calcext:value-type="float">
            <text:p>0,00012271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955" calcext:value-type="float">
            <text:p>16955</text:p>
          </table:table-cell>
          <table:table-cell office:value-type="float" office:value="1.28981638" calcext:value-type="float">
            <text:p>1,28981638</text:p>
          </table:table-cell>
          <table:table-cell office:value-type="float" office:value="0.5748474002" calcext:value-type="float">
            <text:p>0,5748474002</text:p>
          </table:table-cell>
          <table:table-cell office:value-type="float" office:value="0.001066000666" calcext:value-type="float">
            <text:p>0,0010660007</text:p>
          </table:table-cell>
          <table:table-cell table:style-name="ce1" office:value-type="float" office:value="0.00009137148299" calcext:value-type="float">
            <text:p>9,14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077" calcext:value-type="float">
            <text:p>17077</text:p>
          </table:table-cell>
          <table:table-cell office:value-type="float" office:value="1.211070895" calcext:value-type="float">
            <text:p>1,211070895</text:p>
          </table:table-cell>
          <table:table-cell office:value-type="float" office:value="0.598821044" calcext:value-type="float">
            <text:p>0,598821044</text:p>
          </table:table-cell>
          <table:table-cell office:value-type="float" office:value="0.001118838787" calcext:value-type="float">
            <text:p>0,0011188388</text:p>
          </table:table-cell>
          <table:table-cell table:style-name="ce1" office:value-type="float" office:value="0.00003023888712" calcext:value-type="float">
            <text:p>3,02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178" calcext:value-type="float">
            <text:p>17178</text:p>
          </table:table-cell>
          <table:table-cell office:value-type="float" office:value="1.209509611" calcext:value-type="float">
            <text:p>1,209509611</text:p>
          </table:table-cell>
          <table:table-cell office:value-type="float" office:value="0.5769927502" calcext:value-type="float">
            <text:p>0,5769927502</text:p>
          </table:table-cell>
          <table:table-cell office:value-type="float" office:value="0.001472931122" calcext:value-type="float">
            <text:p>0,0014729311</text:p>
          </table:table-cell>
          <table:table-cell table:style-name="ce1" office:value-type="float" office:value="0.00006011963706" calcext:value-type="float">
            <text:p>6,01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334" calcext:value-type="float">
            <text:p>17334</text:p>
          </table:table-cell>
          <table:table-cell office:value-type="float" office:value="1.287059665" calcext:value-type="float">
            <text:p>1,287059665</text:p>
          </table:table-cell>
          <table:table-cell office:value-type="float" office:value="0.5938250422" calcext:value-type="float">
            <text:p>0,5938250422</text:p>
          </table:table-cell>
          <table:table-cell office:value-type="float" office:value="0.001013110857" calcext:value-type="float">
            <text:p>0,0010131109</text:p>
          </table:table-cell>
          <table:table-cell table:style-name="ce1" office:value-type="float" office:value="0.00002979737837" calcext:value-type="float">
            <text:p>2,98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420" calcext:value-type="float">
            <text:p>17420</text:p>
          </table:table-cell>
          <table:table-cell office:value-type="float" office:value="1.216782689" calcext:value-type="float">
            <text:p>1,216782689</text:p>
          </table:table-cell>
          <table:table-cell office:value-type="float" office:value="0.5418866873" calcext:value-type="float">
            <text:p>0,5418866873</text:p>
          </table:table-cell>
          <table:table-cell office:value-type="float" office:value="0.000681986683" calcext:value-type="float">
            <text:p>0,0006819867</text:p>
          </table:table-cell>
          <table:table-cell table:style-name="ce1" office:value-type="float" office:value="0.00002965159365" calcext:value-type="float">
            <text:p>2,97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88" calcext:value-type="float">
            <text:p>17488</text:p>
          </table:table-cell>
          <table:table-cell office:value-type="float" office:value="1.204038739" calcext:value-type="float">
            <text:p>1,204038739</text:p>
          </table:table-cell>
          <table:table-cell office:value-type="float" office:value="0.5926591754" calcext:value-type="float">
            <text:p>0,5926591754</text:p>
          </table:table-cell>
          <table:table-cell office:value-type="float" office:value="0.001211225986" calcext:value-type="float">
            <text:p>0,001211226</text:p>
          </table:table-cell>
          <table:table-cell table:style-name="ce1" office:value-type="float" office:value="0.00005908419553" calcext:value-type="float">
            <text:p>5,91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363349199" calcext:value-type="float">
            <text:p>1,3363349199</text:p>
          </table:table-cell>
          <table:table-cell table:formula="of:=AVERAGE([.D2:.D11])" office:value-type="float" office:value="0.53757573962" calcext:value-type="float">
            <text:p>0,5375757396</text:p>
          </table:table-cell>
          <table:table-cell table:formula="of:=AVERAGE([.E2:.E11])" office:value-type="float" office:value="0.0021319571532" calcext:value-type="float">
            <text:p>0,0021319572</text:p>
          </table:table-cell>
          <table:table-cell table:formula="of:=AVERAGE([.F2:.F11])" office:value-type="float" office:value="0.000178129674532" calcext:value-type="float">
            <text:p>0,0001781297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13:12.472621626</dc:date>
    <meta:document-statistic meta:table-count="1" meta:cell-count="70" meta:object-count="0"/>
    <meta:generator>LibreOffice/4.1.4.2$Linux_X86_64 LibreOffice_project/410m0$Build-2</meta:generator>
  </office:meta>
</office:document-meta>
</file>